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6.6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8.5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>
        <table:iteration table:maximum-difference="0.0001"/>
      </table:calculation-settings>
      <table:table table:name="Arkusz1" table:style-name="ta1">
        <table:shapes>
          <draw:frame draw:z-index="0" draw:style-name="gr1" draw:text-style-name="P1" svg:width="453.99mm" svg:height="209.13mm" svg:x="257.04mm" svg:y="2.14mm">
            <draw:object draw:notify-on-update-of-ranges="Arkusz1.J4:Arkusz1.J35 Arkusz1.L4:Arkusz1.L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number-columns-repeated="11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1">
          <table:table-cell table:number-columns-repeated="7"/>
          <table:table-cell office:value-type="string" calcext:value-type="string">
            <text:p>wpisywanie_danych: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 probek: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COS(3.141592*2*([.D4]-1)/n_)" office:value-type="float" office:value="1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#</text:p>
          </table:table-cell>
          <table:table-cell table:formula="of:=ROUND([.E4]*127+128)" office:value-type="float" office:value="255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COS(3.141592*2*([.D5]-1)/n_)" office:value-type="float" office:value="0.995184728674166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#</text:p>
          </table:table-cell>
          <table:table-cell table:formula="of:=ROUND([.E5]*127+128)" office:value-type="float" office:value="254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COS(3.141592*2*([.D6]-1)/n_)" office:value-type="float" office:value="0.980785288372545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#</text:p>
          </table:table-cell>
          <table:table-cell table:formula="of:=ROUND([.E6]*127+128)" office:value-type="float" office:value="25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COS(3.141592*2*([.D7]-1)/n_)" office:value-type="float" office:value="0.95694035351912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#</text:p>
          </table:table-cell>
          <table:table-cell table:formula="of:=ROUND([.E7]*127+128)" office:value-type="float" office:value="25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COS(3.141592*2*([.D8]-1)/n_)" office:value-type="float" office:value="0.92387956377603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#</text:p>
          </table:table-cell>
          <table:table-cell table:formula="of:=ROUND([.E8]*127+128)" office:value-type="float" office:value="245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COS(3.141592*2*([.D9]-1)/n_)" office:value-type="float" office:value="0.88192131248899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#</text:p>
          </table:table-cell>
          <table:table-cell table:formula="of:=ROUND([.E9]*127+128)" office:value-type="float" office:value="24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COS(3.141592*2*([.D10]-1)/n_)" office:value-type="float" office:value="0.83146968038660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#</text:p>
          </table:table-cell>
          <table:table-cell table:formula="of:=ROUND([.E10]*127+128)" office:value-type="float" office:value="234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COS(3.141592*2*([.D11]-1)/n_)" office:value-type="float" office:value="0.77301054406369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#</text:p>
          </table:table-cell>
          <table:table-cell table:formula="of:=ROUND([.E11]*127+128)" office:value-type="float" office:value="22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COS(3.141592*2*([.D12]-1)/n_)" office:value-type="float" office:value="0.70710689672598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#</text:p>
          </table:table-cell>
          <table:table-cell table:formula="of:=ROUND([.E12]*127+128)" office:value-type="float" office:value="21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S(3.141592*2*([.D13]-1)/n_)" office:value-type="float" office:value="0.63439342626006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#</text:p>
          </table:table-cell>
          <table:table-cell table:formula="of:=ROUND([.E13]*127+128)" office:value-type="float" office:value="209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OS(3.141592*2*([.D14]-1)/n_)" office:value-type="float" office:value="0.555570402844607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#</text:p>
          </table:table-cell>
          <table:table-cell table:formula="of:=ROUND([.E14]*127+128)" office:value-type="float" office:value="199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OS(3.141592*2*([.D15]-1)/n_)" office:value-type="float" office:value="0.471396934968551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#</text:p>
          </table:table-cell>
          <table:table-cell table:formula="of:=ROUND([.E15]*127+128)" office:value-type="float" office:value="18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OS(3.141592*2*([.D16]-1)/n_)" office:value-type="float" office:value="0.382683658804415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#</text:p>
          </table:table-cell>
          <table:table-cell table:formula="of:=ROUND([.E16]*127+128)" office:value-type="float" office:value="177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OS(3.141592*2*([.D17]-1)/n_)" office:value-type="float" office:value="0.290284931342067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#</text:p>
          </table:table-cell>
          <table:table-cell table:formula="of:=ROUND([.E17]*127+128)" office:value-type="float" office:value="165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OS(3.141592*2*([.D18]-1)/n_)" office:value-type="float" office:value="0.195090602467291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#</text:p>
          </table:table-cell>
          <table:table-cell table:formula="of:=ROUND([.E18]*127+128)" office:value-type="float" office:value="15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OS(3.141592*2*([.D19]-1)/n_)" office:value-type="float" office:value="0.098017445224515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#</text:p>
          </table:table-cell>
          <table:table-cell table:formula="of:=ROUND([.E19]*127+128)" office:value-type="float" office:value="14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COS(3.141592*2*([.D20]-1)/n_)" office:value-type="float" office:value="0.00000032679489653813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#</text:p>
          </table:table-cell>
          <table:table-cell table:formula="of:=ROUND([.E20]*127+128)" office:value-type="float" office:value="12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COS(3.141592*2*([.D21]-1)/n_)" office:value-type="float" office:value="-0.0980167947819344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#</text:p>
          </table:table-cell>
          <table:table-cell table:formula="of:=ROUND([.E21]*127+128)" office:value-type="float" office:value="11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COS(3.141592*2*([.D22]-1)/n_)" office:value-type="float" office:value="-0.19508996143603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#</text:p>
          </table:table-cell>
          <table:table-cell table:formula="of:=ROUND([.E22]*127+128)" office:value-type="float" office:value="10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COS(3.141592*2*([.D23]-1)/n_)" office:value-type="float" office:value="-0.290284305895619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#</text:p>
          </table:table-cell>
          <table:table-cell table:formula="of:=ROUND([.E23]*127+128)" office:value-type="float" office:value="91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COS(3.141592*2*([.D24]-1)/n_)" office:value-type="float" office:value="-0.38268305496616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#</text:p>
          </table:table-cell>
          <table:table-cell table:formula="of:=ROUND([.E24]*127+128)" office:value-type="float" office:value="79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COS(3.141592*2*([.D25]-1)/n_)" office:value-type="float" office:value="-0.47139635855378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#</text:p>
          </table:table-cell>
          <table:table-cell table:formula="of:=ROUND([.E25]*127+128)" office:value-type="float" office:value="6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COS(3.141592*2*([.D26]-1)/n_)" office:value-type="float" office:value="-0.555569859404511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#</text:p>
          </table:table-cell>
          <table:table-cell table:formula="of:=ROUND([.E26]*127+128)" office:value-type="float" office:value="57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COS(3.141592*2*([.D27]-1)/n_)" office:value-type="float" office:value="-0.634392921028261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#</text:p>
          </table:table-cell>
          <table:table-cell table:formula="of:=ROUND([.E27]*127+128)" office:value-type="float" office:value="47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COS(3.141592*2*([.D28]-1)/n_)" office:value-type="float" office:value="-0.70710643456813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#</text:p>
          </table:table-cell>
          <table:table-cell table:formula="of:=ROUND([.E28]*127+128)" office:value-type="float" office:value="3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COS(3.141592*2*([.D29]-1)/n_)" office:value-type="float" office:value="-0.773010129430624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#</text:p>
          </table:table-cell>
          <table:table-cell table:formula="of:=ROUND([.E29]*127+128)" office:value-type="float" office:value="3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COS(3.141592*2*([.D30]-1)/n_)" office:value-type="float" office:value="-0.83146931727146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#</text:p>
          </table:table-cell>
          <table:table-cell table:formula="of:=ROUND([.E30]*127+128)" office:value-type="float" office:value="22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COS(3.141592*2*([.D31]-1)/n_)" office:value-type="float" office:value="-0.881921004388765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#</text:p>
          </table:table-cell>
          <table:table-cell table:formula="of:=ROUND([.E31]*127+128)" office:value-type="float" office:value="1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COS(3.141592*2*([.D32]-1)/n_)" office:value-type="float" office:value="-0.923879313657899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#</text:p>
          </table:table-cell>
          <table:table-cell table:formula="of:=ROUND([.E32]*127+128)" office:value-type="float" office:value="11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COS(3.141592*2*([.D33]-1)/n_)" office:value-type="float" office:value="-0.956940163791855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#</text:p>
          </table:table-cell>
          <table:table-cell table:formula="of:=ROUND([.E33]*127+128)" office:value-type="float" office:value="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COS(3.141592*2*([.D34]-1)/n_)" office:value-type="float" office:value="-0.98078516086331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#</text:p>
          </table:table-cell>
          <table:table-cell table:formula="of:=ROUND([.E34]*127+128)" office:value-type="float" office:value="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COS(3.141592*2*([.D35]-1)/n_)" office:value-type="float" office:value="-0.995184664610964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#</text:p>
          </table:table-cell>
          <table:table-cell table:formula="of:=ROUND([.E35]*127+128)" office:value-type="float" office:value="2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COS(3.141592*2*([.D36]-1)/n_)" office:value-type="float" office:value="-0.999999999999786" calcext:value-type="float">
            <text:p/>
          </table:table-cell>
          <table:table-cell table:number-columns-repeated="2"/>
          <table:table-cell office:value-type="string" calcext:value-type="string">
            <text:p>ret</text:p>
          </table:table-cell>
          <table:table-cell office:value-type="string" calcext:value-type="string">
            <text:p>mo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#</text:p>
          </table:table-cell>
          <table:table-cell table:formula="of:=ROUND([.E36]*127+128)" office:value-type="float" office:value="1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COS(3.141592*2*([.D37]-1)/n_)" office:value-type="float" office:value="-0.99518479273694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#</text:p>
          </table:table-cell>
          <table:table-cell table:formula="of:=ROUND([.E37]*127+128)" office:value-type="float" office:value="2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COS(3.141592*2*([.D38]-1)/n_)" office:value-type="float" office:value="-0.98078541588135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#</text:p>
          </table:table-cell>
          <table:table-cell table:formula="of:=ROUND([.E38]*127+128)" office:value-type="float" office:value="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COS(3.141592*2*([.D39]-1)/n_)" office:value-type="float" office:value="-0.95694054324598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 #</text:p>
          </table:table-cell>
          <table:table-cell table:formula="of:=ROUND([.E39]*127+128)" office:value-type="float" office:value="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COS(3.141592*2*([.D40]-1)/n_)" office:value-type="float" office:value="-0.923879813893771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 #</text:p>
          </table:table-cell>
          <table:table-cell table:formula="of:=ROUND([.E40]*127+128)" office:value-type="float" office:value="11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COS(3.141592*2*([.D41]-1)/n_)" office:value-type="float" office:value="-0.881921620588839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 #</text:p>
          </table:table-cell>
          <table:table-cell table:formula="of:=ROUND([.E41]*127+128)" office:value-type="float" office:value="1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COS(3.141592*2*([.D42]-1)/n_)" office:value-type="float" office:value="-0.831470043501397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#</text:p>
          </table:table-cell>
          <table:table-cell table:formula="of:=ROUND([.E42]*127+128)" office:value-type="float" office:value="22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COS(3.141592*2*([.D43]-1)/n_)" office:value-type="float" office:value="-0.7730109586964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 #</text:p>
          </table:table-cell>
          <table:table-cell table:formula="of:=ROUND([.E43]*127+128)" office:value-type="float" office:value="3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COS(3.141592*2*([.D44]-1)/n_)" office:value-type="float" office:value="-0.7071073588835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 #</text:p>
          </table:table-cell>
          <table:table-cell table:formula="of:=ROUND([.E44]*127+128)" office:value-type="float" office:value="3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COS(3.141592*2*([.D45]-1)/n_)" office:value-type="float" office:value="-0.63439393149159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 #</text:p>
          </table:table-cell>
          <table:table-cell table:formula="of:=ROUND([.E45]*127+128)" office:value-type="float" office:value="47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COS(3.141592*2*([.D46]-1)/n_)" office:value-type="float" office:value="-0.555570946284466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 #</text:p>
          </table:table-cell>
          <table:table-cell table:formula="of:=ROUND([.E46]*127+128)" office:value-type="float" office:value="57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COS(3.141592*2*([.D47]-1)/n_)" office:value-type="float" office:value="-0.47139751138311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 #</text:p>
          </table:table-cell>
          <table:table-cell table:formula="of:=ROUND([.E47]*127+128)" office:value-type="float" office:value="6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COS(3.141592*2*([.D48]-1)/n_)" office:value-type="float" office:value="-0.382684262642505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#</text:p>
          </table:table-cell>
          <table:table-cell table:formula="of:=ROUND([.E48]*127+128)" office:value-type="float" office:value="79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COS(3.141592*2*([.D49]-1)/n_)" office:value-type="float" office:value="-0.29028555678839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 #</text:p>
          </table:table-cell>
          <table:table-cell table:formula="of:=ROUND([.E49]*127+128)" office:value-type="float" office:value="91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COS(3.141592*2*([.D50]-1)/n_)" office:value-type="float" office:value="-0.19509124349846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 #</text:p>
          </table:table-cell>
          <table:table-cell table:formula="of:=ROUND([.E50]*127+128)" office:value-type="float" office:value="10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COS(3.141592*2*([.D51]-1)/n_)" office:value-type="float" office:value="-0.098018095667053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 #</text:p>
          </table:table-cell>
          <table:table-cell table:formula="of:=ROUND([.E51]*127+128)" office:value-type="float" office:value="11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COS(3.141592*2*([.D52]-1)/n_)" office:value-type="float" office:value="-0.000000980384689170186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 #</text:p>
          </table:table-cell>
          <table:table-cell table:formula="of:=ROUND([.E52]*127+128)" office:value-type="float" office:value="12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COS(3.141592*2*([.D53]-1)/n_)" office:value-type="float" office:value="0.0980161443393112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 #</text:p>
          </table:table-cell>
          <table:table-cell table:formula="of:=ROUND([.E53]*127+128)" office:value-type="float" office:value="14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COS(3.141592*2*([.D54]-1)/n_)" office:value-type="float" office:value="0.195089320404701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 #</text:p>
          </table:table-cell>
          <table:table-cell table:formula="of:=ROUND([.E54]*127+128)" office:value-type="float" office:value="15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COS(3.141592*2*([.D55]-1)/n_)" office:value-type="float" office:value="0.290283680449047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 #</text:p>
          </table:table-cell>
          <table:table-cell table:formula="of:=ROUND([.E55]*127+128)" office:value-type="float" office:value="165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COS(3.141592*2*([.D56]-1)/n_)" office:value-type="float" office:value="0.382682451127746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 #</text:p>
          </table:table-cell>
          <table:table-cell table:formula="of:=ROUND([.E56]*127+128)" office:value-type="float" office:value="177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COS(3.141592*2*([.D57]-1)/n_)" office:value-type="float" office:value="0.471395782138814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 #</text:p>
          </table:table-cell>
          <table:table-cell table:formula="of:=ROUND([.E57]*127+128)" office:value-type="float" office:value="18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COS(3.141592*2*([.D58]-1)/n_)" office:value-type="float" office:value="0.555569315964177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#</text:p>
          </table:table-cell>
          <table:table-cell table:formula="of:=ROUND([.E58]*127+128)" office:value-type="float" office:value="199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COS(3.141592*2*([.D59]-1)/n_)" office:value-type="float" office:value="0.63439241579618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 #</text:p>
          </table:table-cell>
          <table:table-cell table:formula="of:=ROUND([.E59]*127+128)" office:value-type="float" office:value="209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COS(3.141592*2*([.D60]-1)/n_)" office:value-type="float" office:value="0.707105972409979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 #</text:p>
          </table:table-cell>
          <table:table-cell table:formula="of:=ROUND([.E60]*127+128)" office:value-type="float" office:value="218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COS(3.141592*2*([.D61]-1)/n_)" office:value-type="float" office:value="0.773009714797226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 #</text:p>
          </table:table-cell>
          <table:table-cell table:formula="of:=ROUND([.E61]*127+128)" office:value-type="float" office:value="226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COS(3.141592*2*([.D62]-1)/n_)" office:value-type="float" office:value="0.831468954155964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 #</text:p>
          </table:table-cell>
          <table:table-cell table:formula="of:=ROUND([.E62]*127+128)" office:value-type="float" office:value="234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COS(3.141592*2*([.D63]-1)/n_)" office:value-type="float" office:value="0.88192069628816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 #</text:p>
          </table:table-cell>
          <table:table-cell table:formula="of:=ROUND([.E63]*127+128)" office:value-type="float" office:value="24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COS(3.141592*2*([.D64]-1)/n_)" office:value-type="float" office:value="0.92387906353937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 #</text:p>
          </table:table-cell>
          <table:table-cell table:formula="of:=ROUND([.E64]*127+128)" office:value-type="float" office:value="245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COS(3.141592*2*([.D65]-1)/n_)" office:value-type="float" office:value="0.956939974064178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 #</text:p>
          </table:table-cell>
          <table:table-cell table:formula="of:=ROUND([.E65]*127+128)" office:value-type="float" office:value="250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COS(3.141592*2*([.D66]-1)/n_)" office:value-type="float" office:value="0.980785033353673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 #</text:p>
          </table:table-cell>
          <table:table-cell table:formula="of:=ROUND([.E66]*127+128)" office:value-type="float" office:value="253" calcext:value-type="float">
            <text:p/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COS(3.141592*2*([.D67]-1)/n_)" office:value-type="float" office:value="0.995184600547337" calcext:value-type="float">
            <text:p/>
          </table:table-cell>
          <table:table-cell table:number-columns-repeated="3"/>
          <table:table-cell office:value-type="string" calcext:value-type="string">
            <text:p>mo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 #</text:p>
          </table:table-cell>
          <table:table-cell table:formula="of:=ROUND([.E67]*127+128)" office:value-type="float" office:value="254" calcext:value-type="float">
            <text:p/>
          </table:table-cell>
        </table:table-row>
      </table:table>
      <table:named-expressions>
        <table:named-range table:name="n_" table:base-cell-address="$Arkusz1.$C$4" table:cell-range-address="$Arkusz1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 style:data-style-name="N2" text:time-value="16:12:54.47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0:21:50.891000000</meta:creation-date>
    <meta:generator>LibreOffice/4.2.0.1$Windows_x86 LibreOffice_project/7bf567613a536ded11709b952950c9e8f7181a4a</meta:generator>
    <dc:date>2014-02-02T17:00:56.154000000</dc:date>
    <meta:editing-duration>PT49M3S</meta:editing-duration>
    <meta:editing-cycles>5</meta:editing-cycles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text-properties fo:font-size="14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256" chart:interval-major="16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4cm" svg:height="20.914cm" xlink:href=".." xlink:type="simple" chart:class="chart:line" chart:style-name="ch1">
        <chart:title svg:x="20.191cm" svg:y="0.553cm" chart:style-name="ch2">
          <text:p>Wartości próbek </text:p>
        </chart:title>
        <chart:subtitle svg:x="17.147cm" svg:y="1.52cm" chart:style-name="ch3">
          <text:p>zapisywanych do odpowiednich komórek pamięci</text:p>
        </chart:subtitle>
        <chart:plot-area chart:style-name="ch4" table:cell-range-address="Arkusz1.J4:Arkusz1.J35 Arkusz1.L4:Arkusz1.L35" chart:data-source-has-labels="column" svg:x="2.137cm" svg:y="2.357cm" svg:width="41.445cm" svg:height="16.937cm">
          <chartooo:coordinate-region svg:x="2.944cm" svg:y="2.556cm" svg:width="40.451cm" svg:height="16.091cm"/>
          <chart:axis chart:dimension="x" chart:name="primary-x" chart:style-name="ch5" chartooo:axis-type="auto">
            <chartooo:date-scale/>
            <chart:title svg:x="18.648cm" svg:y="19.713cm" chart:style-name="ch6">
              <text:p>komórka pamięci (w systemie dziesiętnym)</text:p>
            </chart:title>
            <chart:categories table:cell-range-address="Arkusz1.J4:Arkusz1.J35"/>
          </chart:axis>
          <chart:axis chart:dimension="y" chart:name="primary-y" chart:style-name="ch7">
            <chart:title svg:x="0.45cm" svg:y="14.507cm" chart:style-name="ch8">
              <text:p>wartość sygnału zapisana do komórki</text:p>
            </chart:title>
            <chart:grid chart:style-name="ch9" chart:class="major"/>
          </chart:axis>
          <chart:series chart:style-name="ch10" chart:values-cell-range-address="Arkusz1.L4:Arkusz1.L35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Arkusz1.J4:Arkusz1.J35</svg:desc>
                </draw:g>
              </table:table-cell>
              <table:table-cell office:value-type="float" office:value="255">
                <text:p>255</text:p>
                <draw:g>
                  <svg:desc>Arkusz1.L4:Arkusz1.L35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1$Windows_x86 LibreOffice_project/7bf567613a536ded11709b952950c9e8f7181a4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